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gorythmique cours1</text:p>
      <text:p text:style-name="P11">Frederic Lardeux</text:p>
      <text:p text:style-name="Standard"/>
      <text:p text:style-name="Standard">&amp; devant une variable dirige en langage C à l'adresse de la variable. Ex : scanf («%d », &amp;var) ;</text:p>
      <text:p text:style-name="Standard">pour utiliser une bibliotheque <text:s/># include&lt;stdio.h&gt;<text:tab/>pour les outils classiques : lire, ecrire affecter</text:p>
      <text:p text:style-name="P1">scanf (« format »,&amp;var) ;<text:tab/><text:tab/>exemple :<text:tab/>scanf («%d », &amp;moy) ;</text:p>
      <text:p text:style-name="P1">printf(expression) ;<text:tab/><text:tab/>exemple :<text:tab/>printf(«je sais que 1+1 =%d  » , 1+1) ;</text:p>
      <text:p text:style-name="P1">%d signifie que l'on veut dans cette phrase afficher un nb entier.</text:p>
      <text:p text:style-name="P1"/>
      <text:p text:style-name="P1">Ecricre en langage C</text:p>
      <text:p text:style-name="P1">1<text:tab/>declarer les bibliotheques utilises<text:tab/>ex :<text:tab/> #include&lt;stdio.h&gt;</text:p>
      <text:p text:style-name="P1">2<text:tab/>declarer les constantes <text:tab/>ex :<text:tab/>#define pi=3.14 ;</text:p>
      <text:p text:style-name="P1"><text:tab/>declarer les variables<text:tab/><text:tab/>ex : int x, float y ;</text:p>
      <text:p text:style-name="P1">3<text:tab/>definir le corps<text:tab/>ex :<text:tab/>void main(){&lt;instruction1&gt; ;</text:p>
      <text:p text:style-name="P1"><text:tab/><text:tab/><text:tab/><text:tab/><text:tab/>/* commentaire*/</text:p>
      <text:p text:style-name="P1"><text:tab/><text:tab/><text:tab/><text:tab/><text:tab/>&lt;instruction2&gt; ;</text:p>
      <text:p text:style-name="P1"><text:tab/><text:tab/><text:tab/><text:tab/><text:tab/>}</text:p>
      <text:p text:style-name="P1"><text:tab/>void :<text:tab/>rien a retourner<text:tab/><text:tab/>main :<text:tab/>programme principal</text:p>
      <text:p text:style-name="P1"/>
      <text:p text:style-name="P1">Compiler <text:s/>en mode console (dans le terminal)</text:p>
      <text:p text:style-name="P6">gcc nom_fichier_origine.c -o <text:s/>nom_fichier_compile</text:p>
      <text:p text:style-name="P2"/>
      <text:p text:style-name="P2"><text:s/><text:span text:style-name="T1">Executer en mode console (dans le terminal)</text:span></text:p>
      <text:p text:style-name="P6">./ nom_fichier_compile <text:span text:style-name="T1">(en se placant avant dans le dossier ou se situe le fichier)</text:span></text:p>
      <text:p text:style-name="P4"/>
      <text:p text:style-name="P4">Formats en C</text:p>
      <text:p text:style-name="P4">entiers<text:tab/> int %d<text:tab/><text:tab/>reels <text:tab/>float %f<text:tab/>double %p<text:tab/>caracteres <text:s text:c="3"/>char %c (pour un caractere)</text:p>
      <text:p text:style-name="P4">operations sur entiers <text:tab/><text:tab/>+<text:tab/> - <text:tab/>*<text:tab/> / <text:tab/>% (modulo)</text:p>
      <text:p text:style-name="P4">operations sur reels<text:tab/>+<text:tab/>-<text:tab/>*<text:tab/>/</text:p>
      <text:p text:style-name="P4">operateurs de comparaison poue generer du booleen<text:tab/>==<text:tab/>&lt;<text:tab/>&gt;<text:tab/>&lt;=<text:tab/>&gt;=<text:tab/>!=</text:p>
      <text:p text:style-name="P4">!= veut dire non</text:p>
      <text:p text:style-name="P4"/>
      <text:p text:style-name="P1"><text:span text:style-name="T1">pour effacer un fichier en mode console : <text:tab/></text:span><text:span text:style-name="T2">rm -ri nom_fichier</text:span></text:p>
      <text:p text:style-name="P4">rm remove<text:tab/>ri demande confirmation</text:p>
      <text:p text:style-name="P4"/>
      <text:p text:style-name="P4">pour rentrer dans la console de n'importe où : echap puis alt (point)</text:p>
      <text:p text:style-name="P4"/>
      <text:p text:style-name="P4">support en ligne : <text:tab/>forge.info.univ-angers.fr/~lardeux/Algo/cours1213.pdf</text:p>
      <text:p text:style-name="P4"/>
      <text:p text:style-name="P4">dans console : <text:span text:style-name="T2">nom_programme &amp; </text:span>pour lancer le programme sans bloquer le terminal</text:p>
      <text:p text:style-name="P4"/>
      <text:p text:style-name="P4">logiciel codeblock pour coder</text:p>
      <text:p text:style-name="P4"/>
      <text:p text:style-name="P4"><text:span text:style-name="T2">#include &lt;string.h&gt; </text:span><text:s/>pour <text:s text:c="3"/>bibliotheque de caracteres</text:p>
      <text:p text:style-name="P4"/>
      <text:p text:style-name="P5">Dans la console, on tape <text:span text:style-name="T2">nom_du_programme &amp; </text:span>pour lancer le programme sans bloquer la console. <text:s/>Ex : gedit &amp;</text:p>
      <text:p text:style-name="P5"/>
      <text:p text:style-name="P5">les sous-programmes</text:p>
      <text:p text:style-name="P7">type<text:tab/><text:tab/> <text:tab/>ma_fonction<text:tab/><text:tab/> (type paramertres_formels, etc)</text:p>
      <text:p text:style-name="P5">resultat de la foction<text:tab/><text:tab/>nom de la fonction<text:tab/><text:tab/>formel:c'est le premier parametre, etc</text:p>
      <text:p text:style-name="P5"><text:soft-page-break/></text:p>
      <text:p text:style-name="P5">parametres formels dans la definition</text:p>
      <text:p text:style-name="P5">parametres effectifs dans l'execution</text:p>
      <text:p text:style-name="P5">variables <text:s/>globales visibles dans la totalite du programmme</text:p>
      <text:p text:style-name="P5">variables locales visibles dans un sous programme (ex variables utilisées dans une fonction).</text:p>
      <text:p text:style-name="P5"/>
      <text:p text:style-name="P3">Logiciel codeblock <text:s text:c="3"/>pour coder et compiler avec correcteur</text:p>
      <text:p text:style-name="P3"/>
      <text:p text:style-name="P5">Lorsque l'on definit des prototypes <text:s/>pour un programme, il est possible de les enregistrer dans un fichier .h pour ensuite les rappeler en bibliotheque dans les programmes.</text:p>
      <text:p text:style-name="P5"/>
      <text:p text:style-name="P12">generer des nombres aleatoires :</text:p>
      <text:p text:style-name="P13"># include &lt;stdlib.h&gt;</text:p>
      <text:p text:style-name="P13">srand(time(NULL)) ;</text:p>
      <text:p text:style-name="P13">puis pour rappeler et génerer des nombres<text:tab/>rand()%9 <text:s/>(crée un nombre entre 0 inclus et 8)</text:p>
      <text:p text:style-name="P13"/>
      <text:p text:style-name="P8"/>
      <text:p text:style-name="P8">les pointeurs :</text:p>
      <text:p text:style-name="P5">pour initialiser un pointeur en debut de programme,</text:p>
      <text:p text:style-name="P5">premiere possibilite <text:tab/>int *P ;<text:tab/><text:tab/>initialise le pointeur P</text:p>
      <text:p text:style-name="P5">deuxieme possibilte <text:tab/>typedef int *POINT ;</text:p>
      <text:p text:style-name="P5"><text:tab/><text:tab/><text:tab/>POINT P ;</text:p>
      <text:p text:style-name="P5">P= malloc (sizeof(int)) ; <text:tab/>à P est alloué l'espace d'un entier<text:tab/></text:p>
      <text:p text:style-name="P5"><text:s text:c="6"/>alloué <text:s text:c="4"/>taille entier</text:p>
      <text:p text:style-name="P5">ensuite lorsque l'on utilise le pointeur la syntaxe est *P</text:p>
      <text:p text:style-name="P5"/>
      <text:p text:style-name="P5">Si Q est un pointeur dans un scanf pas besoin du &amp;<text:tab/><text:tab/>scanf(«%d »,Q) ;</text:p>
      <text:p text:style-name="P5"/>
      <text:p text:style-name="P5">free(P)<text:tab/><text:tab/>pour liberer l'espace memoire pointé par P</text:p>
      <text:p text:style-name="P5"/>
      <text:p text:style-name="P9">cours p154 <text:tab/></text:p>
      <text:p text:style-name="P10">on definit une structure et ensuite un type de pointeur</text:p>
      <text:p text:style-name="P10">strcpy(P-&gt; nom,'dupont') ;</text:p>
      <text:p text:style-name="P10">P-&gt;note 13 ;<text:tab/><text:tab/><text:tab/><text:tab/>P-&gt;nom <text:s text:c="3"/>c'est la meme chose que <text:s text:c="4"/>*P.nom</text:p>
      <text:p text:style-name="P9"/>
      <text:p text:style-name="P9">TD3 exo 1</text:p>
      <text:p text:style-name="P10">#include &lt;stlib.h&gt;</text:p>
      <text:p text:style-name="P10">struct Element</text:p>
      <text:p text:style-name="P10">{</text:p>
      <text:p text:style-name="P10">int Numero ;</text:p>
      <text:p text:style-name="P10">struct Element *suivant ;</text:p>
      <text:p text:style-name="P10">} ;</text:p>
      <text:p text:style-name="P10">typedef struct Element *liste ;<text:tab/>//creation d'une liste de (struct Element)</text:p>
      <text:p text:style-name="P10">l=(liste) malloc(sizeof(struct Element)) ; //creation d'un premier element de cette liste</text:p>
      <text:p text:style-name="P10">l-&gt;Numero=1O ;</text:p>
      <text:p text:style-name="P10">l-&gt;suivant=NULL ;</text:p>
      <text:p text:style-name="P10"/>
      <text:p text:style-name="P10">int appartient_liste(Liste t, int val)</text:p>
      <text:p text:style-name="P10">{</text:p>
      <text:p text:style-name="P10">Liste temp=l ; // temp pointe vers le prmier element de la liste</text:p>
      <text:p text:style-name="P10">while((temp!=NULL)&amp;&amp;(temp-&gt;Numero!=val)) </text:p>
      <text:p text:style-name="P10"/>
      <text:p text:style-name="P10"><text:soft-page-break/>temp=temp-&gt;suivant ;</text:p>
      <text:p text:style-name="P10">if (temp!=NULL) return 0 ;</text:p>
      <text:p text:style-name="P10">else return 1 ;</text:p>
      <text:p text:style-name="P10">} //temp teste si la liste est vide ou finie et si la valeur de l'element est egale a celle recherchée. Si non, il passe au suivant en remplacant le pointeur temp par le pointeur de l'element suivant //</text:p>
      <text:p text:style-name="P10"/>
      <text:p text:style-name="P10">idem en recursif :</text:p>
      <text:p text:style-name="P10">int appartient (Liste l, int val)</text:p>
      <text:p text:style-name="P10">{</text:p>
      <text:p text:style-name="P10">if(l==NULL) return0 ;</text:p>
      <text:p text:style-name="P10">else <text:tab/>if</text:p>
      <text:p text:style-name="P10"><text:tab/>(l-&gt;Numero==val) return 1 ;</text:p>
      <text:p text:style-name="P10"><text:tab/>else return appartient(l-&gt;suivant, val) ;</text:p>
      <text:p text:style-name="P10">}</text:p>
      <text:p text:style-name="P10"/>
      <text:p text:style-name="P10">int main()</text:p>
      <text:p text:style-name="P10">{</text:p>
      <text:p text:style-name="P10">Liste P ;</text:p>
      <text:p text:style-name="P10">l=malloc(sizeof(struct Element)) ;</text:p>
      <text:p text:style-name="P10">l-&gt;Numero=24100 ;</text:p>
      <text:p text:style-name="P10">l-&gt;suivant=NULL ;</text:p>
      <text:p text:style-name="P10">printf(« appartient_liste (l,24100)=%d \n »),appartient(l,24100)) ;</text:p>
      <text:p text:style-name="P10">Free (l) ;</text:p>
      <text:p text:style-name="P10">}</text:p>
      <text:p text:style-name="P9">exo du cours :</text:p>
      <text:p text:style-name="P10">ecrire un sous-programme qui supprime un element d'une liste.</text:p>
      <text:p text:style-name="P10">Void supprimer(Liste *l, int val)</text:p>
      <text:p text:style-name="P10">{</text:p>
      <text:p text:style-name="P10">Liste temp= *l ;</text:p>
      <text:p text:style-name="P10">Liste sup ;</text:p>
      <text:p text:style-name="P10">if (l-&gt;Numero==val</text:p>
      <text:p text:style-name="P10"><text:tab/>{<text:tab/></text:p>
      <text:p text:style-name="P10"><text:tab/>sup= *l ;</text:p>
      <text:p text:style-name="P10"><text:tab/>l = (l)-&gt;suivant ;</text:p>
      <text:p text:style-name="P10"><text:tab/>}</text:p>
      <text:p text:style-name="P10">else</text:p>
      <text:p text:style-name="P10"><text:tab/>{</text:p>
      <text:p text:style-name="P10"><text:tab/>while((temp-&gt;suivant != NULL)&amp;&amp;((temp-&gt;suivant -&gt;Numero != val)</text:p>
      <text:p text:style-name="P10"><text:tab/><text:tab/>{</text:p>
      <text:p text:style-name="P10"><text:tab/><text:tab/>sup=temp-&gt;suivant ;</text:p>
      <text:p text:style-name="P10"><text:tab/><text:tab/>temp-&gt;suivant=temp-&gt; → suivant</text:p>
      <text:p text:style-name="P10"><text:tab/><text:tab/>}</text:p>
      <text:p text:style-name="P10"><text:tab/>}</text:p>
      <text:p text:style-name="P10">Free(sup) ;</text:p>
      <text:p text:style-name="P10">}</text:p>
      <text:p text:style-name="P9"/>
      <text:p text:style-name="P9">mercredi 10 octobre 2012</text:p>
      <text:p text:style-name="P9"/>
      <text:p text:style-name="P9">mercredi 17 octobre 2012</text:p>
      <text:p text:style-name="P10"/>
      <text:p text:style-name="P9"/>
      <text:p text:style-name="P10"/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4T05:12:11</meta:creation-date>
    <dc:date>2012-10-17T12:06:33</dc:date>
    <dc:creator>Compte etudiant</dc:creator>
    <meta:editing-duration>PT1M41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4" meta:paragraph-count="120" meta:word-count="725" meta:character-count="4484" meta:non-whitespace-character-count="3767"/>
  </office:meta>
</office:document-meta>
</file>